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a7d" officeooo:paragraph-rsid="00108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2@lab2-OptiPlex-390:~/Desktop/S2/DBMS$ mysql -u root -p</text:p>
      <text:p text:style-name="P1">Enter password: </text:p>
      <text:p text:style-name="P1">Welcome to the MySQL monitor. <text:s/>Commands end with ; or \g.</text:p>
      <text:p text:style-name="P1">Your MySQL connection id is 5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aswin</text:p>
      <text:p text:style-name="P1">ERROR 1049 (42000): Unknown database 'aswin'</text:p>
      <text:p text:style-name="P1">mysql&gt; use ASWIN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DISTINCT S.sid, S.sname</text:p>
      <text:p text:style-name="P1"><text:s text:c="4"/>-&gt; FROM sailors S, reserves R1, reserves R2</text:p>
      <text:p text:style-name="P1"><text:s text:c="4"/>-&gt; WHERE S.sid = R1.sid AND S.sid = R2.sid</text:p>
      <text:p text:style-name="P1"><text:s text:c="4"/>-&gt; AND R1.day = R2.day AND R1.bid &lt;&gt; R2.bid;</text:p>
      <text:p text:style-name="P1">[1]+ <text:s/>Stopped <text:s text:c="16"/>mysql -u root -p</text:p>
      <text:p text:style-name="P1">lab2@lab2-OptiPlex-390:~/Desktop/S2/DBMS$ mysql -u root -p</text:p>
      <text:p text:style-name="P1">Enter password: </text:p>
      <text:p text:style-name="P1">Welcome to the MySQL monitor. <text:s/>Commands end with ; or \g.</text:p>
      <text:p text:style-name="P1">Your MySQL connection id is 6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ASWIN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DISTINCT S.sid, S.sname</text:p>
      <text:p text:style-name="P1"><text:s text:c="4"/>-&gt; FROM sailors S, reserves R1, reserves R2</text:p>
      <text:p text:style-name="P1"><text:s text:c="4"/>-&gt; WHERE S.sid = R1.sid AND S.sid = R2.sid</text:p>
      <text:p text:style-name="P1"><text:s text:c="4"/>-&gt; AND R1.day = R2.day AND R1.bid &lt;&gt; R2.bid;</text:p>
      <text:p text:style-name="P1">+-----+--------+</text:p>
      <text:p text:style-name="P1">| sid | sname <text:s/>|</text:p>
      <text:p text:style-name="P1">+-----+--------+</text:p>
      <text:p text:style-name="P1"><text:soft-page-break/>| <text:s/>22 | Dustin |</text:p>
      <text:p text:style-name="P1">+-----+--------+</text:p>
      <text:p text:style-name="P1">1 row in set (0.05 sec)</text:p>
      <text:p text:style-name="P1"/>
      <text:p text:style-name="P1">mysql&gt; SELECT DISTINCT S.sid, S.sname FROM sailors S, reserves R1, reserves R2 WHERE S.sid = R1.sid AND S.sid = R2.sid AND R1.day = R2.day AND</text:p>
      <text:p text:style-name="P1">R1.bid &lt;&gt; R2.bid;</text:p>
      <text:p text:style-name="P1">+-----+--------+</text:p>
      <text:p text:style-name="P1">| sid | sname <text:s/>|</text:p>
      <text:p text:style-name="P1">+-----+--------+</text:p>
      <text:p text:style-name="P1">| <text:s/>22 | Dustin |</text:p>
      <text:p text:style-name="P1">+-----+--------+</text:p>
      <text:p text:style-name="P1">1 row in set (0.00 sec)</text:p>
      <text:p text:style-name="P1"/>
      <text:p text:style-name="P1">mysql&gt; SELECT R.sid</text:p>
      <text:p text:style-name="P1"><text:s text:c="4"/>-&gt; FROM boats B, reserves R</text:p>
      <text:p text:style-name="P1"><text:s text:c="4"/>-&gt; WHERE R.bid = B.bid AND B.color = ‘red’</text:p>
      <text:p text:style-name="P1"><text:s text:c="4"/>-&gt; UNION</text:p>
      <text:p text:style-name="P1"><text:s text:c="4"/>-&gt; SELECT R2.sid</text:p>
      <text:p text:style-name="P1"><text:s text:c="4"/>-&gt; FROM boats B2, reserves R2</text:p>
      <text:p text:style-name="P1"><text:s text:c="4"/>-&gt; WHERE R2.bid = B2.bid AND B2.color = ‘green’;</text:p>
      <text:p text:style-name="P1">ERROR 1054 (42S22): Unknown column '‘red’' in 'where clause'</text:p>
      <text:p text:style-name="P1">mysql&gt; select * from boats;</text:p>
      <text:p text:style-name="P1">+-----+-----------+-------+</text:p>
      <text:p text:style-name="P1">| bid | bname <text:s text:c="4"/>| color |</text:p>
      <text:p text:style-name="P1">+-----+-----------+-------+</text:p>
      <text:p text:style-name="P1">| 101 | interlake | blue <text:s/>|</text:p>
      <text:p text:style-name="P1">| 102 | interlake | red <text:s text:c="2"/>|</text:p>
      <text:p text:style-name="P1">| 103 | clipper <text:s text:c="2"/>| green |</text:p>
      <text:p text:style-name="P1">| 104 | marine <text:s text:c="3"/>| red <text:s text:c="2"/>|</text:p>
      <text:p text:style-name="P1">+-----+-----------+-------+</text:p>
      <text:p text:style-name="P1">4 rows in set (0.02 sec)</text:p>
      <text:p text:style-name="P1"/>
      <text:p text:style-name="P1">mysql&gt; SELECT R.sid FROM boats B, reserves R WHERE R.bid = B.bid AND B.color = 'red' UNION SELECT R2.sid FROM boats B2, reserves R2 WHERE R2.bid = B2.bid AND B2.color = 'green';</text:p>
      <text:p text:style-name="P1">+------+</text:p>
      <text:p text:style-name="P1">| sid <text:s/>|</text:p>
      <text:p text:style-name="P1">+------+</text:p>
      <text:p text:style-name="P1">| <text:s text:c="2"/>22 |</text:p>
      <text:p text:style-name="P1">| <text:s text:c="2"/>31 |</text:p>
      <text:p text:style-name="P1">| <text:s text:c="2"/>64 |</text:p>
      <text:p text:style-name="P1">| <text:s text:c="2"/>74 |</text:p>
      <text:p text:style-name="P1">+------+</text:p>
      <text:p text:style-name="P1">4 rows in set (0.01 sec)</text:p>
      <text:p text:style-name="P1"/>
      <text:p text:style-name="P1">mysql&gt; delimeter//</text:p>
      <text:p text:style-name="P1"><text:s text:c="4"/>-&gt; delimeter//</text:p>
      <text:p text:style-name="P1"><text:s text:c="4"/>-&gt; delimiter//</text:p>
      <text:p text:style-name="P1"><text:s text:c="4"/>-&gt; create procedure DisplayAll()</text:p>
      <text:p text:style-name="P1"><text:s text:c="4"/>-&gt; begin</text:p>
      <text:p text:style-name="P1"><text:s text:c="4"/>-&gt; select *from boats;</text:p>
      <text:p text:style-name="P1"><text:soft-page-break/>ERROR 1064 (42000): You have an error in your SQL syntax; check the manual that corresponds to your MySQL server version for the right syntax to use near 'delimeter//</text:p>
      <text:p text:style-name="P1">delimeter//</text:p>
      <text:p text:style-name="P1">delimiter//create procedure DisplayAll()</text:p>
      <text:p text:style-name="P1">begin</text:p>
      <text:p text:style-name="P1">select *f' at line 1</text:p>
      <text:p text:style-name="P1">mysql&gt; delimeter// delimeter// delimiter//create procedure DisplayAll() begin select * from boats;</text:p>
      <text:p text:style-name="P1">ERROR 1064 (42000): You have an error in your SQL syntax; check the manual that corresponds to your MySQL server version for the right syntax to use near 'delimeter// delimeter// delimiter//create procedure DisplayAll() begin select * ' at line 1</text:p>
      <text:p text:style-name="P1">mysql&gt; delimiter//</text:p>
      <text:p text:style-name="P1"><text:s text:c="4"/>-&gt; create procedure DisplayAll()</text:p>
      <text:p text:style-name="P1"><text:s text:c="4"/>-&gt; begin</text:p>
      <text:p text:style-name="P1"><text:s text:c="4"/>-&gt; select * from employee;</text:p>
      <text:p text:style-name="P1">ERROR 1064 (42000): You have an error in your SQL syntax; check the manual that corresponds to your MySQL server version for the right syntax to use near 'delimiter//create procedure DisplayAll()</text:p>
      <text:p text:style-name="P1">begin</text:p>
      <text:p text:style-name="P1">select * from employee' at line 1</text:p>
      <text:p text:style-name="P1">mysql&gt; delimiter //create procedure DisplayAll() begin select * from employee;</text:p>
      <text:p text:style-name="P1">mysql&gt; delimiter //</text:p>
      <text:p text:style-name="P1">mysql&gt; create procedure <text:s/>DisplayAll()</text:p>
      <text:p text:style-name="P1"><text:s text:c="4"/>-&gt; begin</text:p>
      <text:p text:style-name="P1"><text:s text:c="4"/>-&gt; select * from employee;</text:p>
      <text:p text:style-name="P1"><text:s text:c="4"/>-&gt; end</text:p>
      <text:p text:style-name="P1"><text:s text:c="4"/>-&gt; //</text:p>
      <text:p text:style-name="P1">Query OK, 0 rows affected (0.24 sec)</text:p>
      <text:p text:style-name="P1"/>
      <text:p text:style-name="P1">mysql&gt; delimiter ;</text:p>
      <text:p text:style-name="P1">mysql&gt; call DisplayAll();</text:p>
      <text:p text:style-name="P1">+--------+-----------+---------+------------+---------+</text:p>
      <text:p text:style-name="P1">| emp_id | emp_name <text:s/>| emp_age | city <text:s text:c="6"/>| income <text:s/>|</text:p>
      <text:p text:style-name="P1">+--------+-----------+---------+------------+---------+</text:p>
      <text:p text:style-name="P1">| <text:s text:c="3"/>101 | Peter <text:s text:c="4"/>| <text:s text:c="5"/>32 | NewYork <text:s text:c="3"/>| <text:s text:c="2"/>20000 |</text:p>
      <text:p text:style-name="P1">| <text:s text:c="3"/>102 | Mark <text:s text:c="5"/>| <text:s text:c="5"/>32 | California | <text:s text:c="2"/>30000 |</text:p>
      <text:p text:style-name="P1">| <text:s text:c="3"/>103 | Donald <text:s text:c="3"/>| <text:s text:c="5"/>40 | Arizona <text:s text:c="3"/>| <text:s/>100000 |</text:p>
      <text:p text:style-name="P1">| <text:s text:c="3"/>104 | Obama <text:s text:c="4"/>| <text:s text:c="5"/>35 | Florida <text:s text:c="3"/>| <text:s/>500000 |</text:p>
      <text:p text:style-name="P1">| <text:s text:c="3"/>105 | Linklon <text:s text:c="2"/>| <text:s text:c="5"/>32 | Georgia <text:s text:c="3"/>| <text:s/>250000 |</text:p>
      <text:p text:style-name="P1">| <text:s text:c="3"/>106 | Kane <text:s text:c="5"/>| <text:s text:c="5"/>45 | Alaska <text:s text:c="4"/>| <text:s/>450000 |</text:p>
      <text:p text:style-name="P1">| <text:s text:c="3"/>107 | Adam <text:s text:c="5"/>| <text:s text:c="5"/>35 | California | 5000000 |</text:p>
      <text:p text:style-name="P1">| <text:s text:c="3"/>108 | Macculam <text:s/>| <text:s text:c="5"/>40 | Florida <text:s text:c="3"/>| <text:s/>350000 |</text:p>
      <text:p text:style-name="P1">| <text:s text:c="3"/>109 | Brayan <text:s text:c="3"/>| <text:s text:c="5"/>32 | Alaska <text:s text:c="4"/>| <text:s/>400000 |</text:p>
      <text:p text:style-name="P1">| <text:s text:c="3"/>110 | Stephen <text:s text:c="2"/>| <text:s text:c="5"/>40 | Arizona <text:s text:c="3"/>| <text:s/>600000 |</text:p>
      <text:p text:style-name="P1">| <text:s text:c="3"/>111 | Alexander | <text:s text:c="5"/>45 | California | <text:s text:c="2"/>70000 |</text:p>
      <text:p text:style-name="P1">+--------+-----------+---------+------------+---------+</text:p>
      <text:p text:style-name="P1">11 rows in set (0.04 sec)</text:p>
      <text:p text:style-name="P1"/>
      <text:p text:style-name="P1">Query OK, 0 rows affected (0.04 sec)</text:p>
      <text:p text:style-name="P1"/>
      <text:p text:style-name="P1">mysql&gt; delimiter //</text:p>
      <text:p text:style-name="P1">mysql&gt; create procedure `sum`(in a int,in b int)</text:p>
      <text:p text:style-name="P1"><text:s text:c="4"/>-&gt; begin</text:p>
      <text:p text:style-name="P1"><text:soft-page-break/><text:s text:c="4"/>-&gt; <text:s/>declare c int;</text:p>
      <text:p text:style-name="P1"><text:s text:c="4"/>-&gt; <text:s/>set c=a+n;</text:p>
      <text:p text:style-name="P1"><text:s text:c="4"/>-&gt; <text:s/>select concat('sum of twonumbers=',c)as result;</text:p>
      <text:p text:style-name="P1"><text:s text:c="4"/>-&gt; <text:s/>end //</text:p>
      <text:p text:style-name="P1">Query OK, 0 rows affected (0.09 sec)</text:p>
      <text:p text:style-name="P1"/>
      <text:p text:style-name="P1">mysql&gt; delimiter;</text:p>
      <text:p text:style-name="P1"><text:s text:c="4"/>-&gt; call `sum`(5,10);</text:p>
      <text:p text:style-name="P1"><text:s text:c="4"/>-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2:06:36.950892745</meta:creation-date>
    <dc:date>2024-03-15T12:07:21.626564791</dc:date>
    <meta:editing-duration>PT4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39" meta:word-count="919" meta:character-count="5376" meta:non-whitespace-character-count="4288"/>
  </office:meta>
</office:document-meta>
</file>